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35cm" fo:min-width="4.1cm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4.7cm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2.9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55cm" fo:min-width="2.1cm"/>
    </style:style>
    <style:style style:name="gr7" style:family="graphic" style:parent-style-name="standard">
      <style:graphic-properties draw:textarea-horizontal-align="justify" draw:textarea-vertical-align="middle" draw:auto-grow-height="false" fo:min-height="0.55cm" fo:min-width="3.1cm"/>
    </style:style>
    <style:style style:name="gr8" style:family="graphic" style:parent-style-name="standard">
      <style:graphic-properties draw:textarea-horizontal-align="justify" draw:textarea-vertical-align="middle" draw:auto-grow-height="false" fo:min-height="0.55cm" fo:min-width="3.5cm"/>
    </style:style>
    <style:style style:name="gr9" style:family="graphic" style:parent-style-name="standard">
      <style:graphic-properties draw:textarea-horizontal-align="justify" draw:textarea-vertical-align="middle" draw:auto-grow-height="false" fo:min-height="0.55cm" fo:min-width="3.3cm"/>
    </style:style>
    <style:style style:name="gr10" style:family="graphic" style:parent-style-name="standard">
      <style:graphic-properties draw:textarea-horizontal-align="justify" draw:textarea-vertical-align="middle" draw:auto-grow-height="false" fo:min-height="0.55cm" fo:min-width="1.5cm" draw:shadow="hidden"/>
    </style:style>
    <style:style style:name="gr11" style:family="graphic" style:parent-style-name="standard">
      <style:graphic-properties draw:textarea-horizontal-align="justify" draw:textarea-vertical-align="middle" draw:auto-grow-height="false" fo:min-height="0.35cm" fo:min-width="0.5cm"/>
    </style:style>
    <style:style style:name="gr12" style:family="graphic" style:parent-style-name="standard">
      <style:graphic-properties draw:textarea-horizontal-align="justify" draw:textarea-vertical-align="middle" draw:auto-grow-height="false" fo:min-height="0.35cm" fo:min-width="0.5cm"/>
    </style:style>
    <style:style style:name="gr13" style:family="graphic" style:parent-style-name="standard">
      <style:graphic-properties draw:stroke="none" draw:opacity="98%" draw:textarea-horizontal-align="justify" draw:textarea-vertical-align="middle" draw:auto-grow-height="false" fo:min-height="0.55cm" fo:min-width="2.1cm"/>
    </style:style>
    <style:style style:name="gr14" style:family="graphic" style:parent-style-name="standard">
      <style:graphic-properties draw:textarea-horizontal-align="justify" draw:textarea-vertical-align="middle" draw:auto-grow-height="false" fo:min-height="0.476cm" fo:min-width="2.115cm"/>
    </style:style>
    <style:style style:name="gr15" style:family="graphic" style:parent-style-name="standard">
      <style:graphic-properties draw:textarea-horizontal-align="justify" draw:textarea-vertical-align="middle" draw:auto-grow-height="false" fo:min-height="0.55cm" fo:min-width="2.5cm"/>
    </style:style>
    <style:style style:name="gr16" style:family="graphic">
      <style:graphic-properties style:protect="size"/>
    </style:style>
    <style:style style:name="pr1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paragraph-properties fo:text-align="center"/>
      <style:text-properties fo:font-size="12pt"/>
    </style:style>
    <style:style style:name="P6" style:family="paragraph">
      <loext:graphic-properties draw:opacity="98%"/>
      <style:paragraph-properties fo:text-align="center"/>
      <style:text-properties fo:font-size="12pt"/>
    </style:style>
    <style:style style:name="P7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custom-shape draw:style-name="gr1" draw:text-style-name="P1" xml:id="id2" draw:id="id2" draw:layer="layout" svg:width="4.6cm" svg:height="1.6cm" svg:x="11.915cm" svg:y="1.6cm"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cm" svg:height="1.4cm" svg:x="11.715cm" svg:y="4cm">
          <text:p text:style-name="P1">BrowserRouter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3.4cm" svg:height="1cm" svg:x="2.715cm" svg:y="0.8cm">
          <text:p text:style-name="P1">Index.j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6.115cm" svg:y1="1.3cm" svg:x2="11.915cm" svg:y2="2.4cm" draw:start-shape="id1" draw:start-glue-point="1" draw:end-shape="id2" draw:end-glue-point="3" svg:d="M6115 1300h2900v1100h2900" svg:viewBox="0 0 5801 1101">
          <text:p/>
        </draw:connector>
        <draw:line draw:style-name="gr5" draw:text-style-name="P2" draw:layer="layout" svg:x1="14.115cm" svg:y1="3.2cm" svg:x2="14.115cm" svg:y2="4cm">
          <text:p/>
        </draw:line>
        <draw:custom-shape draw:style-name="gr6" draw:text-style-name="P3" draw:layer="layout" svg:width="2.6cm" svg:height="0.8cm" svg:x="4.515cm" svg:y="7cm">
          <text:p text:style-name="P3"><text:span text:style-name="T1">Dialog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6cm" svg:height="0.8cm" svg:x="10.715cm" svg:y="7cm">
          <text:p text:style-name="P4"><text:span text:style-name="T2">Profil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cm" svg:height="0.8cm" svg:x="16.915cm" svg:y="7cm">
          <text:p text:style-name="P3"><text:span text:style-name="T1">NavBar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8cm" svg:height="0.8cm" svg:x="23.115cm" svg:y="7cm">
          <text:p text:style-name="P3"><text:span text:style-name="T1">Header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6.915cm" svg:y1="4.8cm" svg:x2="24.715cm" svg:y2="7cm">
          <text:p/>
        </draw:line>
        <draw:line draw:style-name="gr5" draw:text-style-name="P2" draw:layer="layout" svg:x1="13.115cm" svg:y1="5.4cm" svg:x2="12.915cm" svg:y2="7cm">
          <text:p/>
        </draw:line>
        <draw:line draw:style-name="gr5" draw:text-style-name="P2" draw:layer="layout" svg:x1="15.915cm" svg:y1="5.4cm" svg:x2="17.715cm" svg:y2="7cm">
          <text:p/>
        </draw:line>
        <draw:line draw:style-name="gr5" draw:text-style-name="P2" draw:layer="layout" svg:x1="11.715cm" svg:y1="4.6cm" svg:x2="5.715cm" svg:y2="7cm">
          <text:p/>
        </draw:line>
        <draw:custom-shape draw:style-name="gr10" draw:text-style-name="P3" draw:layer="layout" svg:width="2cm" svg:height="0.8cm" svg:x="12.915cm" svg:y="8.6cm">
          <text:p text:style-name="P3"><text:span text:style-name="T1">MyPosts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0.6cm" svg:x="14.515cm" svg:y="10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0.6cm" svg:x="14.715cm" svg:y="1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3" draw:layer="layout" svg:width="1cm" svg:height="0.6cm" svg:x="14.915cm" svg:y="11.2cm">
          <text:p text:style-name="P1"><text:span text:style-name="T1">Pos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" draw:text-style-name="P6" draw:layer="layout" svg:width="2.6cm" svg:height="0.8cm" svg:x="9.915cm" svg:y="8.6cm">
          <text:p text:style-name="P5">ProfileInfo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1.315cm" svg:y1="7.8cm" svg:x2="11.115cm" svg:y2="8.6cm">
          <text:p/>
        </draw:line>
        <draw:line draw:style-name="gr5" draw:text-style-name="P2" draw:layer="layout" svg:x1="13.515cm" svg:y1="7.8cm" svg:x2="13.715cm" svg:y2="8.6cm">
          <text:p/>
        </draw:line>
        <draw:line draw:style-name="gr5" draw:text-style-name="P2" draw:layer="layout" svg:x1="14.515cm" svg:y1="9.4cm" svg:x2="14.915cm" svg:y2="10.8cm">
          <text:p/>
        </draw:line>
        <draw:custom-shape draw:style-name="gr14" draw:text-style-name="P3" draw:layer="layout" svg:width="2.615cm" svg:height="0.726cm" svg:x="2.3cm" svg:y="8.6cm">
          <text:p text:style-name="P1"><text:span text:style-name="T1">DialogItem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3cm" svg:height="0.8cm" svg:x="5.715cm" svg:y="8.6cm">
          <text:p text:style-name="P1"><text:span text:style-name="T1">Message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4.915cm" svg:y1="7.8cm" svg:x2="3.715cm" svg:y2="8.6cm">
          <text:p/>
        </draw:line>
        <draw:line draw:style-name="gr5" draw:text-style-name="P2" draw:layer="layout" svg:x1="6.515cm" svg:y1="7.8cm" svg:x2="7.115cm" svg:y2="8.6cm">
          <text:p/>
        </draw:lin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uk" fo:country="U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5-29T12:09:51.190000000</meta:creation-date>
    <dc:date>2023-05-29T13:00:06.361000000</dc:date>
    <meta:editing-duration>PT5M1S</meta:editing-duration>
    <meta:editing-cycles>2</meta:editing-cycles>
    <meta:generator>Trio_Office/6.2.8.2$Windows_x86 LibreOffice_project/</meta:generator>
    <meta:document-statistic meta:object-count="48"/>
  </office:meta>
</office:document-meta>
</file>